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agraph-properties style:punctuation-wrap="hanging" style:line-break="strict" style:writing-mode="lr-tb"/>
    </style:style>
    <style:style style:name="P2" style:family="paragraph">
      <style:paragraph-properties fo:text-align="center"/>
    </style:style>
    <style:style style:name="gr1" style:family="graphic">
      <style:graphic-properties draw:stroke="solid" svg:stroke-width="0.0098in" svg:stroke-color="#ff3333" draw:marker-start-width="0.1299in" draw:marker-end-width="0.1299in" draw:fill="none" draw:fill-color="#ffff99" fo:min-height="0.2984in" fo:padding-top="-0.0059in" fo:padding-bottom="-0.0059in" fo:padding-left="-0.0059in" fo:padding-right="-0.005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Line_20_Style_20_1" svg:stroke-width="0.0236in" svg:stroke-color="#00ff66" draw:marker-start="Arrow" draw:marker-end="Arrow" draw:fill="none" draw:fill-color="#ffff99" fo:min-height="0.389in" fo:padding-top="0.0118in" fo:padding-bottom="0.0118in" fo:padding-left="0.0118in" fo:padding-right="0.011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36in" svg:stroke-color="#006600" draw:marker-start="Arrow" draw:marker-start-center="true" draw:marker-end="Square" draw:marker-end-center="true" draw:stroke-linejoin="bevel" draw:fill="none" draw:fill-color="#ffff99" fo:min-height="0.5071in" fo:padding-top="0.0118in" fo:padding-bottom="0.0118in" fo:padding-left="0.0118in" fo:padding-right="0.011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236in" svg:stroke-color="#808080" draw:fill="solid" draw:fill-color="#66ffff" fo:min-height="0.38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0236in" svg:stroke-color="#808080" draw:fill="solid" draw:fill-color="#ffcc00" draw:fill-gradient-name="Gradient_20_1" draw:fill-hatch-name="Black_20_0_20_Degrees" draw:fill-hatch-solid="false" draw:opacity="30%" fo:min-height="0.4098in" fo:wrap-option="wrap" draw:shadow-offset-x="0.1201in" draw:shadow-offset-y="0.1201in" draw:shadow-color="#000000"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0236in" svg:stroke-color="#808080" draw:fill="none" draw:fill-color="#ffff99" draw:textarea-horizontal-align="left" draw:auto-grow-height="false" draw:fit-to-size="true" fo:min-height="0.3819in" fo:padding-top="0.0201in" fo:padding-bottom="0.0402in" fo:padding-left="0.0402in" fo:padding-right="0.02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0236in" svg:stroke-color="#808080" draw:fill="none" draw:fill-color="#ffff99" fo:min-height="0.3681in" style:run-through="foreground" style:wrap="run-through" style:number-wrapped-paragraphs="no-limit" style:vertical-pos="from-top" style:vertical-rel="paragraph" style:horizontal-pos="from-left" style:horizontal-rel="paragraph" fo:wrap-option="wrap"/>
    </style:style>
    <style:style style:name="gr8" style:family="graphic">
      <style:graphic-properties draw:stroke="none" svg:stroke-width="0.0236in" svg:stroke-color="#808080" draw:fill="none" draw:fill-color="#ffff99" fo:min-height="0.3236in" style:run-through="foreground" style:wrap="run-through" style:number-wrapped-paragraphs="no-limit" style:vertical-pos="middle" style:vertical-rel="baseline" style:horizontal-pos="from-left" style:horizontal-rel="paragraph" fo:wrap-option="wrap"/>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Text box samples:</text:p>
      <text:p text:style-name="Default_20_Text"/>
      <text:p text:style-name="Default_20_Text"><draw:frame text:anchor-type="paragraph" draw:z-index="6" draw:style-name="gr7" draw:text-style-name="P1" svg:width="2.3823in" svg:height="0.3685in" svg:x="0.0138in" svg:y="3.778in"><draw:text-box><text:p text:style-name="P2">Set align</text:p></draw:text-box></draw:frame><draw:frame text:anchor-type="paragraph" draw:z-index="5" draw:style-name="gr6" draw:text-style-name="P1" svg:width="2.1461in" svg:height="0.3823in" svg:x="0.0957in" svg:y="3.2264in"><draw:text-box><text:p>Abc text properties</text:p></draw:text-box></draw:frame><draw:frame text:anchor-type="paragraph" draw:z-index="2" draw:style-name="gr3" draw:text-style-name="P1" svg:width="2.313in" svg:height="0.5307in" svg:x="-0.022in" svg:y="1.3236in"><draw:text-box><text:p>Arrow border</text:p></draw:text-box></draw:frame><draw:frame text:anchor-type="paragraph" draw:z-index="3" draw:style-name="gr4" draw:text-style-name="P1" svg:width="2.3476in" svg:height="0.3894in" svg:x="0.0472in" svg:y="2.0181in"><draw:text-box><text:p>Background color</text:p></draw:text-box></draw:frame><draw:frame text:anchor-type="paragraph" draw:z-index="4" draw:style-name="gr5" draw:text-style-name="P1" svg:width="2.278in" svg:height="0.4098in" svg:x="0.0957in" svg:y="2.5598in"><draw:text-box><text:p>Background transperent</text:p></draw:text-box></draw:frame><draw:frame text:anchor-type="paragraph" draw:z-index="1" draw:style-name="gr2" draw:text-style-name="P1" svg:width="2.1461in" svg:height="0.413in" svg:x="0.0472in" svg:y="0.5528in"><draw:text-box><text:p>Dash border</text:p></draw:text-box></draw:frame><draw:frame text:anchor-type="paragraph" draw:z-index="0" draw:style-name="gr1" draw:text-style-name="P1" svg:width="1.9378in" svg:height="0.2862in" svg:x="0.0335in" svg:y="0.0181in"><draw:text-box><text:p>Border</text:p></draw:text-box></draw:fram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frame text:anchor-type="as-char" draw:z-index="7" draw:style-name="gr8" draw:text-style-name="P1" svg:width="1.4587in" svg:height="0.324in"><draw:text-box><text:p>Text box as char</text:p></draw:text-box></draw:frame></text:p>
      <text:p text:style-name="Default_20_Text">bbbs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marker draw:name="Arrow" svg:viewBox="0 0 20 30" svg:d="m10 0-10 30h20z"/>
    <draw:marker draw:name="Square" svg:viewBox="0 0 10 10" svg:d="m0 0h10v10h-10z"/>
    <draw:stroke-dash draw:name="Line_20_Style_20_1" draw:display-name="Line Style 1" draw:style="rect" draw:dots1="3" draw:distance="0.124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mr"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宋体" style:font-size-asian="12pt" style:language-asian="zh" style:country-asian="CN" style:font-name-complex="Tahoma" style:font-size-complex="12pt" style:language-complex="mr"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宋体"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1-03-28T00:32:18.01</meta:creation-date>
    <dc:date>2011-10-08T17:44:07</dc:date>
    <meta:editing-duration>PT0.016S</meta:editing-duration>
    <meta:editing-cycles>4</meta:editing-cycles>
    <meta:generator>IBM_Lotus_Symphony/3.0$Win32 OpenOffice.org_project/310m11$Build-9399</meta:generator>
    <meta:document-statistic meta:character-count="24" meta:image-count="0" meta:object-count="0" meta:page-count="1" meta:paragraph-count="3" meta:table-count="0" meta:word-count="4"/>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